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3ca6" officeooo:paragraph-rsid="00113ca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3ca6" officeooo:paragraph-rsid="00113ca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3ca6" officeooo:paragraph-rsid="00113ca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3ca6" officeooo:paragraph-rsid="00125dc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3ca6" officeooo:paragraph-rsid="00113ca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3ca6" officeooo:paragraph-rsid="00125dcc" style:font-size-asian="14pt" style:font-weight-asian="normal" style:font-size-complex="14pt" style:font-weight-complex="normal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3ca6" officeooo:paragraph-rsid="00125dcc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de Ser Hoje</text:span><text:tab/><text:tab/><text:span text:style-name="T2">Damares</text:span></text:p>
      <text:p text:style-name="P3"><text:span text:style-name="T2"/></text:p>
      <text:p text:style-name="P5">Para a igreja era apenas mais um culto normal</text:p>
      <text:p text:style-name="P5">Para as irmãs que iam orar, era apenas mais uma oração</text:p>
      <text:p text:style-name="P5">E para os jovens que ensaiaram para cantar no conjunto</text:p>
      <text:p text:style-name="P5">Era mais um louvor em que sentiam a unção do Espírito Santo</text:p>
      <text:p text:style-name="P5">Para o pastor era mais um sermão</text:p>
      <text:p text:style-name="P5">Para as crianças era mais uma vez, na escolinha iam aprender a lição</text:p>
      <text:p text:style-name="P5">E para o pregador que foi convidado pra pregar</text:p>
      <text:p text:style-name="P5">E para o cantor que foi convidado pra cantar</text:p>
      <text:p text:style-name="P5">Era mais uma vez, era apenas mais um louvor, era mais um dia de adoração</text:p>
      <text:p text:style-name="P5">Mas lá em cima algo acontecia, o céu estava em movimento</text:p>
      <text:p text:style-name="P5">Pois na ordem de Deus, aquele culto não terminaria</text:p>
      <text:p text:style-name="P5"/>
      <text:p text:style-name="P5">Pode ser hoje o seu último culto, adore</text:p>
      <text:p text:style-name="P5">Pode ser hoje a última vez que você canta no coral</text:p>
      <text:p text:style-name="P5">Pode ser hoje a sua última oração, então ore</text:p>
      <text:p text:style-name="P5">Pode ser hoje sua última pregação, então pregue com a alma</text:p>
      <text:p text:style-name="P5">Pode ser hoje, então chore, adore, clame, exalte, pule e grite</text:p>
      <text:p text:style-name="P5">Pode ser hoje, canta, prega, ora, fala em mistério e profetize</text:p>
      <text:p text:style-name="P5"/>
      <text:p text:style-name="P5">Pode ser hoje, se levanta, corra em busca das almas perdidas</text:p>
      <text:p text:style-name="P5">Pode ser hoje o último dia que a igreja aqui na terra esteja reunida</text:p>
      <text:p text:style-name="P5">Hoje ninguém me segura, porque eu vou louvar</text:p>
      <text:p text:style-name="P5">Como nunca cantei, cada louvor quero cantar</text:p>
      <text:p text:style-name="P5">Saiam da frente impedimentos e barreiras, porque vou adorar</text:p>
      <text:p text:style-name="P5">E mais unção pra minha vida Deus vai mandar</text:p>
      <text:p text:style-name="P5"/>
      <text:p text:style-name="P5">Pode ser hoje, pode ser hoje o arrebatamento</text:p>
      <text:p text:style-name="P5">Pode ser hoje, clame, exalte, pule e grite</text:p>
      <text:p text:style-name="P5">Pode ser hoje, canta, prega, ore e celebre</text:p>
      <text:p text:style-name="P5">Pode ser hoje, louve</text:p>
      <text:p text:style-name="P5">Pode ser hoje</text:p>
      <text:p text:style-name="P7"><text:span text:style-name="T1">Pode Ser Hoje</text:span><text:tab/><text:tab/><text:span text:style-name="T2">Damares</text:span></text:p>
      <text:p text:style-name="P4"><text:span text:style-name="T2"/></text:p>
      <text:p text:style-name="P6">Para a igreja era apenas mais um culto normal</text:p>
      <text:p text:style-name="P6">Para as irmãs que iam orar, era apenas mais uma oração</text:p>
      <text:p text:style-name="P6">E para os jovens que ensaiaram para cantar no conjunto</text:p>
      <text:p text:style-name="P6">Era mais um louvor em que sentiam a unção do Espírito Santo</text:p>
      <text:p text:style-name="P6">Para o pastor era mais um sermão</text:p>
      <text:p text:style-name="P6">Para as crianças era mais uma vez, na escolinha iam aprender a lição</text:p>
      <text:p text:style-name="P6">E para o pregador que foi convidado pra pregar</text:p>
      <text:p text:style-name="P6">E para o cantor que foi convidado pra cantar</text:p>
      <text:p text:style-name="P6">Era mais uma vez, era apenas mais um louvor, era mais um dia de adoração</text:p>
      <text:p text:style-name="P6">Mas lá em cima algo acontecia, o céu estava em movimento</text:p>
      <text:p text:style-name="P6">Pois na ordem de Deus, aquele culto não terminaria</text:p>
      <text:p text:style-name="P6"/>
      <text:p text:style-name="P6">Pode ser hoje o seu último culto, adore</text:p>
      <text:p text:style-name="P6">Pode ser hoje a última vez que você canta no coral</text:p>
      <text:p text:style-name="P6">Pode ser hoje a sua última oração, então ore</text:p>
      <text:p text:style-name="P6">Pode ser hoje sua última pregação, então pregue com a alma</text:p>
      <text:p text:style-name="P6">Pode ser hoje, então chore, adore, clame, exalte, pule e grite</text:p>
      <text:p text:style-name="P6">Pode ser hoje, canta, prega, ora, fala em mistério e profetize</text:p>
      <text:p text:style-name="P6"/>
      <text:p text:style-name="P6">Pode ser hoje, se levanta, corra em busca das almas perdidas</text:p>
      <text:p text:style-name="P6">Pode ser hoje o último dia que a igreja aqui na terra esteja reunida</text:p>
      <text:p text:style-name="P6">Hoje ninguém me segura, porque eu vou louvar</text:p>
      <text:p text:style-name="P6">Como nunca cantei, cada louvor quero cantar</text:p>
      <text:p text:style-name="P6">Saiam da frente impedimentos e barreiras, porque vou adorar</text:p>
      <text:p text:style-name="P6">E mais unção pra minha vida Deus vai mandar</text:p>
      <text:p text:style-name="P6"/>
      <text:p text:style-name="P6">Pode ser hoje, pode ser hoje o arrebatamento</text:p>
      <text:p text:style-name="P6">Pode ser hoje, clame, exalte, pule e grite</text:p>
      <text:p text:style-name="P6">Pode ser hoje, canta, prega, ore e celebre</text:p>
      <text:p text:style-name="P6">Pode ser hoje, louve</text:p>
      <text:p text:style-name="P6">Pode ser hoj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6T17:36:41.984082796</dc:date>
    <meta:editing-cycles>12</meta:editing-cycles>
    <meta:editing-duration>PT18M20S</meta:editing-duration>
    <meta:generator>LibreOffice/5.2.4.2.1$Linux_X86_64 LibreOffice_project/20m0$Build-2</meta:generator>
    <meta:document-statistic meta:table-count="0" meta:image-count="0" meta:object-count="0" meta:page-count="1" meta:paragraph-count="58" meta:word-count="538" meta:character-count="2790" meta:non-whitespace-character-count="2308"/>
  </office:meta>
</office:document-meta>
</file>